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81cm" svg:stroke-color="#666666" draw:marker-start-width="0.321cm" draw:marker-end-width="0.321cm" draw:fill-color="#9999ff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draw:stroke="solid" svg:stroke-width="0.081cm" svg:stroke-color="#66666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666666" draw:marker-start-width="0.321cm" draw:marker-end-width="0.321cm" draw:fill-color="#9966cc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666666" draw:marker-start-width="0.321cm" draw:marker-end-width="0.321cm" draw:fill-color="#ff99ff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draw:stroke="solid" svg:stroke-width="0.106cm" svg:stroke-color="#666666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6" style:family="graphic" style:parent-style-name="standard">
      <style:graphic-properties draw:stroke="solid" svg:stroke-width="0.035cm" svg:stroke-color="#00cc33" draw:marker-start-width="0.252cm" draw:marker-end-width="0.252cm" draw:fill-color="#66ff99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</style:style>
    <style:style style:name="gr7" style:family="graphic" style:parent-style-name="standard">
      <style:graphic-properties svg:stroke-width="0.035cm" svg:stroke-color="#6600ff" draw:marker-start-width="0.252cm" draw:marker-end-width="0.252cm" draw:fill-color="#9966cc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</style:style>
    <style:style style:name="gr8" style:family="graphic" style:parent-style-name="standard">
      <style:graphic-properties svg:stroke-width="0.035cm" svg:stroke-color="#6600ff" draw:marker-start-width="0.252cm" draw:marker-end-width="0.252cm" draw:fill-color="#99ff99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</style:style>
    <style:style style:name="gr9" style:family="graphic" style:parent-style-name="standard">
      <style:graphic-properties svg:stroke-width="0.035cm" svg:stroke-color="#6600ff" draw:marker-start-width="0.252cm" draw:marker-end-width="0.252cm" draw:fill-color="#ffcc00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</style:style>
    <style:style style:name="gr10" style:family="graphic" style:parent-style-name="standard">
      <style:graphic-properties svg:stroke-width="0.081cm" svg:stroke-color="#666666" draw:marker-start-width="0.321cm" draw:marker-end-width="0.321cm" draw:fill-color="#339966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666666" draw:marker-start-width="0.321cm" draw:marker-end-width="0.321cm" draw:fill-color="#ffcc00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dash" draw:stroke-dash="Ultrafine_20_Dashed" svg:stroke-width="0.081cm" svg:stroke-color="#666666" draw:marker-start-width="0.321cm" draw:marker-end-width="0.321cm" draw:fill-color="#b2b2b2" draw:textarea-vertical-align="middle" fo:padding-top="0.165cm" fo:padding-bottom="0.165cm" fo:padding-left="0.29cm" fo:padding-right="0.29cm"/>
    </style:style>
    <style:style style:name="gr13" style:family="graphic" style:parent-style-name="objectwithoutfill">
      <style:graphic-properties draw:stroke="dash" draw:stroke-dash="Ultrafine_20_Dashed" svg:stroke-width="0.081cm" svg:stroke-color="#66666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666666" draw:marker-start-width="0.321cm" draw:marker-end-width="0.321cm" draw:fill-color="#66ccff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svg:stroke-width="0.081cm" svg:stroke-color="#666666" draw:marker-start-width="0.321cm" draw:marker-end-width="0.321cm" draw:fill-color="#99ff99" draw:textarea-vertical-align="middle" fo:padding-top="0.165cm" fo:padding-bottom="0.165cm" fo:padding-left="0.29cm" fo:padding-right="0.29cm"/>
    </style:style>
    <style:style style:name="gr16" style:family="graphic" style:parent-style-name="objectwithoutfill">
      <style:graphic-properties draw:stroke="dash" draw:stroke-dash="Ultrafine_20_Dashed" svg:stroke-width="0.106cm" svg:stroke-color="#666666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margin-left="0cm" fo:margin-right="0cm" fo:text-align="end" fo:text-indent="0cm"/>
      <style:text-properties fo:font-size="13pt" style:font-size-asian="13pt" style:font-size-complex="13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ellipse draw:style-name="gr1" draw:text-style-name="P2" draw:layer="layout" svg:width="0.779cm" svg:height="0.821cm" svg:x="13.99cm" svg:y="12.567cm">
          <text:p text:style-name="P1"><text:span text:style-name="T1">C</text:span></text:p>
        </draw:ellipse>
        <draw:line draw:style-name="gr2" draw:text-style-name="P3" draw:layer="layout" svg:x1="14.38cm" svg:y1="13.388cm" svg:x2="14.38cm" svg:y2="14.581cm">
          <text:p/>
        </draw:line>
        <draw:ellipse draw:style-name="gr3" draw:text-style-name="P2" draw:layer="layout" svg:width="0.779cm" svg:height="0.819cm" svg:x="13.99cm" svg:y="14.581cm">
          <text:p text:style-name="P1"><text:span text:style-name="T1">B</text:span></text:p>
        </draw:ellipse>
        <draw:ellipse draw:style-name="gr4" draw:text-style-name="P2" draw:layer="layout" svg:width="0.778cm" svg:height="0.82cm" svg:x="15.219cm" svg:y="11.151cm">
          <text:p text:style-name="P1"><text:span text:style-name="T1">E'</text:span></text:p>
        </draw:ellipse>
        <draw:line draw:style-name="gr5" draw:text-style-name="P3" draw:layer="layout" svg:x1="15.429cm" svg:y1="11.985cm" svg:x2="14.698cm" svg:y2="12.717cm">
          <text:p/>
        </draw:line>
        <draw:ellipse draw:style-name="gr4" draw:text-style-name="P2" draw:layer="layout" svg:width="0.778cm" svg:height="0.82cm" svg:x="15.219cm" svg:y="9.138cm">
          <text:p text:style-name="P1"><text:span text:style-name="T1">F'</text:span></text:p>
        </draw:ellipse>
        <draw:line draw:style-name="gr2" draw:text-style-name="P3" draw:layer="layout" svg:x1="15.608cm" svg:y1="9.958cm" svg:x2="15.608cm" svg:y2="11.151cm">
          <text:p/>
        </draw:line>
        <draw:ellipse draw:style-name="gr4" draw:text-style-name="P2" draw:layer="layout" svg:width="0.778cm" svg:height="0.819cm" svg:x="15.219cm" svg:y="7.125cm">
          <text:p text:style-name="P1"><text:span text:style-name="T1">G</text:span></text:p>
        </draw:ellipse>
        <draw:line draw:style-name="gr2" draw:text-style-name="P3" draw:layer="layout" svg:x1="15.608cm" svg:y1="7.945cm" svg:x2="15.608cm" svg:y2="9.138cm">
          <text:p/>
        </draw:line>
        <draw:custom-shape draw:style-name="gr6" draw:text-style-name="P4" draw:layer="layout" svg:width="1.549cm" svg:height="0.7cm" svg:x="13.059cm" svg:y="2.6cm">
          <text:p text:style-name="P3"><text:span text:style-name="T1">HEA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0811.3548387097 21815.691868758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4" draw:layer="layout" svg:width="1.549cm" svg:height="0.7cm" svg:x="19.21cm" svg:y="3.2cm">
          <text:p text:style-name="P3"><text:span text:style-name="T1">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9462.1935483871 25328.38801711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1" draw:text-style-name="P2" draw:layer="layout" svg:width="0.779cm" svg:height="0.821cm" svg:x="13.991cm" svg:y="10.547cm">
          <text:p text:style-name="P1"><text:span text:style-name="T1">D</text:span></text:p>
        </draw:ellipse>
        <draw:line draw:style-name="gr2" draw:text-style-name="P3" draw:layer="layout" svg:x1="14.381cm" svg:y1="11.368cm" svg:x2="14.381cm" svg:y2="12.561cm">
          <text:p/>
        </draw:line>
        <draw:line draw:style-name="gr2" draw:text-style-name="P3" draw:layer="layout" svg:x1="14.381cm" svg:y1="15.388cm" svg:x2="14.381cm" svg:y2="16.581cm">
          <text:p/>
        </draw:line>
        <draw:ellipse draw:style-name="gr3" draw:text-style-name="P2" draw:layer="layout" svg:width="0.779cm" svg:height="0.819cm" svg:x="13.991cm" svg:y="16.581cm">
          <text:p text:style-name="P1"><text:span text:style-name="T1">A</text:span></text:p>
        </draw:ellipse>
        <draw:ellipse draw:style-name="gr3" draw:text-style-name="P2" draw:layer="layout" svg:width="0.778cm" svg:height="0.82cm" svg:x="16.45cm" svg:y="13.119cm">
          <text:p text:style-name="P1"><text:span text:style-name="T1">H</text:span></text:p>
        </draw:ellipse>
        <draw:line draw:style-name="gr5" draw:text-style-name="P3" draw:layer="layout" svg:x1="16.629cm" svg:y1="13.885cm" svg:x2="14.829cm" svg:y2="14.785cm">
          <text:p/>
        </draw:line>
        <draw:ellipse draw:style-name="gr3" draw:text-style-name="P2" draw:layer="layout" svg:width="0.778cm" svg:height="0.82cm" svg:x="16.45cm" svg:y="11.106cm">
          <text:p text:style-name="P1"><text:span text:style-name="T1">I</text:span></text:p>
        </draw:ellipse>
        <draw:line draw:style-name="gr2" draw:text-style-name="P3" draw:layer="layout" svg:x1="16.839cm" svg:y1="11.926cm" svg:x2="16.839cm" svg:y2="13.119cm">
          <text:p/>
        </draw:line>
        <draw:custom-shape draw:style-name="gr8" draw:text-style-name="P4" draw:layer="layout" svg:width="2.7cm" svg:height="0.7cm" svg:x="20.459cm" svg:y="4.3cm">
          <text:p text:style-name="P3"><text:span text:style-name="T1">ma-branch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750.24065161052 19165.76319543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4" draw:layer="layout" svg:width="1.549cm" svg:height="0.7cm" svg:x="7.459cm" svg:y="4.8cm">
          <text:p text:style-name="P3"><text:span text:style-name="T1">dev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9473.5483870968 17347.78887303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10" draw:text-style-name="P2" draw:layer="layout" svg:width="0.779cm" svg:height="0.821cm" svg:x="12.459cm" svg:y="12.52cm">
          <text:p text:style-name="P1"><text:span text:style-name="T1">C'</text:span></text:p>
        </draw:ellipse>
        <draw:line draw:style-name="gr2" draw:text-style-name="P3" draw:layer="layout" svg:x1="12.849cm" svg:y1="13.341cm" svg:x2="14.059cm" svg:y2="14.7cm">
          <text:p/>
        </draw:line>
        <draw:ellipse draw:style-name="gr10" draw:text-style-name="P2" draw:layer="layout" svg:width="0.779cm" svg:height="0.821cm" svg:x="12.46cm" svg:y="10.5cm">
          <text:p text:style-name="P1"><text:span text:style-name="T1">H</text:span></text:p>
        </draw:ellipse>
        <draw:line draw:style-name="gr2" draw:text-style-name="P3" draw:layer="layout" svg:x1="12.85cm" svg:y1="11.321cm" svg:x2="12.85cm" svg:y2="12.514cm">
          <text:p/>
        </draw:line>
        <draw:ellipse draw:style-name="gr10" draw:text-style-name="P2" draw:layer="layout" svg:width="0.779cm" svg:height="0.821cm" svg:x="12.461cm" svg:y="8.48cm">
          <text:p text:style-name="P1"><text:span text:style-name="T1">I</text:span></text:p>
        </draw:ellipse>
        <draw:line draw:style-name="gr2" draw:text-style-name="P3" draw:layer="layout" svg:x1="12.851cm" svg:y1="9.301cm" svg:x2="12.851cm" svg:y2="10.494cm">
          <text:p/>
        </draw:line>
        <draw:ellipse draw:style-name="gr11" draw:text-style-name="P2" draw:layer="layout" svg:width="0.779cm" svg:height="0.821cm" svg:x="10.96cm" svg:y="10.78cm">
          <text:p text:style-name="P1"><text:span text:style-name="T1">O'</text:span></text:p>
        </draw:ellipse>
        <draw:line draw:style-name="gr2" draw:text-style-name="P3" draw:layer="layout" svg:x1="11.35cm" svg:y1="11.601cm" svg:x2="12.459cm" svg:y2="12.7cm">
          <text:p/>
        </draw:line>
        <draw:ellipse draw:style-name="gr11" draw:text-style-name="P2" draw:layer="layout" svg:width="0.779cm" svg:height="0.821cm" svg:x="10.961cm" svg:y="8.76cm">
          <text:p text:style-name="P1"><text:span text:style-name="T1">K''</text:span></text:p>
        </draw:ellipse>
        <draw:line draw:style-name="gr2" draw:text-style-name="P3" draw:layer="layout" svg:x1="11.351cm" svg:y1="9.581cm" svg:x2="11.351cm" svg:y2="10.774cm">
          <text:p/>
        </draw:line>
        <draw:ellipse draw:style-name="gr12" draw:text-style-name="P2" draw:layer="layout" svg:width="0.779cm" svg:height="0.821cm" svg:x="13.992cm" svg:y="8.527cm">
          <text:p text:style-name="P1"><text:span text:style-name="T1">E</text:span></text:p>
        </draw:ellipse>
        <draw:line draw:style-name="gr13" draw:text-style-name="P3" draw:layer="layout" svg:x1="14.382cm" svg:y1="9.348cm" svg:x2="14.382cm" svg:y2="10.541cm">
          <text:p/>
        </draw:line>
        <draw:ellipse draw:style-name="gr12" draw:text-style-name="P2" draw:layer="layout" svg:width="0.779cm" svg:height="0.821cm" svg:x="13.992cm" svg:y="6.527cm">
          <text:p text:style-name="P1"><text:span text:style-name="T1">F</text:span></text:p>
        </draw:ellipse>
        <draw:line draw:style-name="gr13" draw:text-style-name="P3" draw:layer="layout" svg:x1="14.382cm" svg:y1="7.348cm" svg:x2="14.382cm" svg:y2="8.541cm">
          <text:p/>
        </draw:line>
        <draw:line draw:style-name="gr2" draw:text-style-name="P3" draw:layer="layout" svg:x1="12.851cm" svg:y1="9.281cm" svg:x2="14.159cm" svg:y2="10.6cm">
          <text:p/>
        </draw:line>
        <draw:ellipse draw:style-name="gr10" draw:text-style-name="P2" draw:layer="layout" svg:width="0.779cm" svg:height="0.821cm" svg:x="12.461cm" svg:y="6.48cm">
          <text:p text:style-name="P1"><text:span text:style-name="T1">J</text:span></text:p>
        </draw:ellipse>
        <draw:line draw:style-name="gr2" draw:text-style-name="P3" draw:layer="layout" svg:x1="12.851cm" svg:y1="7.301cm" svg:x2="12.851cm" svg:y2="8.494cm">
          <text:p/>
        </draw:line>
        <draw:ellipse draw:style-name="gr12" draw:text-style-name="P2" draw:layer="layout" svg:width="0.779cm" svg:height="0.821cm" svg:x="11.059cm" svg:y="4.78cm">
          <text:p text:style-name="P1"><text:span text:style-name="T1">X</text:span></text:p>
        </draw:ellipse>
        <draw:line draw:style-name="gr13" draw:text-style-name="P3" draw:layer="layout" svg:x1="11.449cm" svg:y1="5.601cm" svg:x2="12.558cm" svg:y2="6.7cm">
          <text:p/>
        </draw:line>
        <draw:ellipse draw:style-name="gr12" draw:text-style-name="P2" draw:layer="layout" svg:width="0.779cm" svg:height="0.821cm" svg:x="11.06cm" svg:y="2.76cm">
          <text:p text:style-name="P1"><text:span text:style-name="T1">W</text:span></text:p>
        </draw:ellipse>
        <draw:line draw:style-name="gr13" draw:text-style-name="P3" draw:layer="layout" svg:x1="11.45cm" svg:y1="3.581cm" svg:x2="11.45cm" svg:y2="4.774cm">
          <text:p/>
        </draw:line>
        <draw:ellipse draw:style-name="gr11" draw:text-style-name="P2" draw:layer="layout" svg:width="0.779cm" svg:height="0.821cm" svg:x="9.559cm" svg:y="7.02cm">
          <text:p text:style-name="P1"><text:span text:style-name="T1">U'</text:span></text:p>
        </draw:ellipse>
        <draw:line draw:style-name="gr2" draw:text-style-name="P3" draw:layer="layout" svg:x1="9.949cm" svg:y1="7.841cm" svg:x2="11.058cm" svg:y2="8.94cm">
          <text:p/>
        </draw:line>
        <draw:ellipse draw:style-name="gr11" draw:text-style-name="P2" draw:layer="layout" svg:width="0.779cm" svg:height="0.821cm" svg:x="9.56cm" svg:y="5cm">
          <text:p text:style-name="P1"><text:span text:style-name="T1">P</text:span></text:p>
        </draw:ellipse>
        <draw:line draw:style-name="gr2" draw:text-style-name="P3" draw:layer="layout" svg:x1="9.95cm" svg:y1="5.821cm" svg:x2="9.95cm" svg:y2="7.014cm">
          <text:p/>
        </draw:line>
        <draw:ellipse draw:style-name="gr4" draw:text-style-name="P2" draw:layer="layout" svg:width="0.778cm" svg:height="0.819cm" svg:x="15.219cm" svg:y="5.105cm">
          <text:p text:style-name="P1"><text:span text:style-name="T1">H</text:span></text:p>
        </draw:ellipse>
        <draw:line draw:style-name="gr2" draw:text-style-name="P3" draw:layer="layout" svg:x1="15.608cm" svg:y1="5.925cm" svg:x2="15.608cm" svg:y2="7.118cm">
          <text:p/>
        </draw:line>
        <draw:line draw:style-name="gr2" draw:text-style-name="P3" draw:layer="layout" svg:x1="15.608cm" svg:y1="5.905cm" svg:x2="13.159cm" svg:y2="6.7cm">
          <text:p/>
        </draw:line>
        <draw:ellipse draw:style-name="gr3" draw:text-style-name="P2" draw:layer="layout" svg:width="0.778cm" svg:height="0.82cm" svg:x="17.781cm" svg:y="9.913cm">
          <text:p text:style-name="P1"><text:span text:style-name="T1">Q</text:span></text:p>
        </draw:ellipse>
        <draw:line draw:style-name="gr5" draw:text-style-name="P3" draw:layer="layout" svg:x1="17.991cm" svg:y1="10.747cm" svg:x2="17.26cm" svg:y2="11.479cm">
          <text:p/>
        </draw:line>
        <draw:ellipse draw:style-name="gr3" draw:text-style-name="P2" draw:layer="layout" svg:width="0.778cm" svg:height="0.82cm" svg:x="17.781cm" svg:y="7.9cm">
          <text:p text:style-name="P1"><text:span text:style-name="T1">S</text:span></text:p>
        </draw:ellipse>
        <draw:line draw:style-name="gr2" draw:text-style-name="P3" draw:layer="layout" svg:x1="18.17cm" svg:y1="8.72cm" svg:x2="18.17cm" svg:y2="9.913cm">
          <text:p/>
        </draw:line>
        <draw:ellipse draw:style-name="gr14" draw:text-style-name="P2" draw:layer="layout" svg:width="0.778cm" svg:height="0.82cm" svg:x="16.45cm" svg:y="9.086cm">
          <text:p text:style-name="P1"><text:span text:style-name="T1">I</text:span></text:p>
        </draw:ellipse>
        <draw:line draw:style-name="gr2" draw:text-style-name="P3" draw:layer="layout" svg:x1="16.839cm" svg:y1="9.906cm" svg:x2="16.839cm" svg:y2="11.099cm">
          <text:p/>
        </draw:line>
        <draw:line draw:style-name="gr2" draw:text-style-name="P3" draw:layer="layout" svg:x1="18.17cm" svg:y1="8.7cm" svg:x2="17.159cm" svg:y2="9.3cm">
          <text:p/>
        </draw:line>
        <draw:ellipse draw:style-name="gr3" draw:text-style-name="P2" draw:layer="layout" svg:width="0.778cm" svg:height="0.82cm" svg:x="17.781cm" svg:y="5.88cm">
          <text:p text:style-name="P1"><text:span text:style-name="T1">Y</text:span></text:p>
        </draw:ellipse>
        <draw:line draw:style-name="gr2" draw:text-style-name="P3" draw:layer="layout" svg:x1="18.17cm" svg:y1="6.7cm" svg:x2="18.17cm" svg:y2="7.893cm">
          <text:p/>
        </draw:line>
        <draw:ellipse draw:style-name="gr3" draw:text-style-name="P2" draw:layer="layout" svg:width="0.778cm" svg:height="0.82cm" svg:x="17.781cm" svg:y="3.88cm">
          <text:p text:style-name="P1"><text:span text:style-name="T1">Z</text:span></text:p>
        </draw:ellipse>
        <draw:line draw:style-name="gr2" draw:text-style-name="P3" draw:layer="layout" svg:x1="18.17cm" svg:y1="4.7cm" svg:x2="18.17cm" svg:y2="5.893cm">
          <text:p/>
        </draw:line>
        <draw:ellipse draw:style-name="gr15" draw:text-style-name="P2" draw:layer="layout" svg:width="0.778cm" svg:height="0.82cm" svg:x="19.081cm" svg:y="6.713cm">
          <text:p text:style-name="P1"><text:span text:style-name="T1">E'''</text:span></text:p>
        </draw:ellipse>
        <draw:line draw:style-name="gr5" draw:text-style-name="P3" draw:layer="layout" svg:x1="19.291cm" svg:y1="7.547cm" svg:x2="18.56cm" svg:y2="8.279cm">
          <text:p/>
        </draw:line>
        <draw:ellipse draw:style-name="gr15" draw:text-style-name="P2" draw:layer="layout" svg:width="0.778cm" svg:height="0.82cm" svg:x="19.081cm" svg:y="4.7cm">
          <text:p text:style-name="P1"><text:span text:style-name="T1">F''''</text:span></text:p>
        </draw:ellipse>
        <draw:line draw:style-name="gr2" draw:text-style-name="P3" draw:layer="layout" svg:x1="19.47cm" svg:y1="5.52cm" svg:x2="19.47cm" svg:y2="6.713cm">
          <text:p/>
        </draw:line>
        <draw:ellipse draw:style-name="gr4" draw:text-style-name="P2" draw:layer="layout" svg:width="0.778cm" svg:height="0.819cm" svg:x="15.219cm" svg:y="3.105cm">
          <text:p text:style-name="P1"><text:span text:style-name="T1">U'</text:span></text:p>
        </draw:ellipse>
        <draw:line draw:style-name="gr2" draw:text-style-name="P3" draw:layer="layout" svg:x1="15.608cm" svg:y1="3.925cm" svg:x2="15.608cm" svg:y2="5.118cm">
          <text:p/>
        </draw:line>
        <draw:ellipse draw:style-name="gr10" draw:text-style-name="P2" draw:layer="layout" svg:width="0.779cm" svg:height="0.821cm" svg:x="12.462cm" svg:y="4.46cm">
          <text:p text:style-name="P1"><text:span text:style-name="T1">K</text:span></text:p>
        </draw:ellipse>
        <draw:line draw:style-name="gr2" draw:text-style-name="P3" draw:layer="layout" svg:x1="12.852cm" svg:y1="5.281cm" svg:x2="12.852cm" svg:y2="6.474cm">
          <text:p/>
        </draw:line>
        <draw:ellipse draw:style-name="gr12" draw:text-style-name="P2" draw:layer="layout" svg:width="0.778cm" svg:height="0.82cm" svg:x="16.45cm" svg:y="7.066cm">
          <text:p text:style-name="P1"><text:span text:style-name="T1">I</text:span></text:p>
        </draw:ellipse>
        <draw:line draw:style-name="gr13" draw:text-style-name="P3" draw:layer="layout" svg:x1="16.839cm" svg:y1="7.886cm" svg:x2="16.839cm" svg:y2="9.079cm">
          <text:p/>
        </draw:line>
        <draw:ellipse draw:style-name="gr12" draw:text-style-name="P2" draw:layer="layout" svg:width="0.779cm" svg:height="0.821cm" svg:x="9.74cm" svg:y="11.76cm">
          <text:p text:style-name="P1"><text:span text:style-name="T1">O</text:span></text:p>
        </draw:ellipse>
        <draw:line draw:style-name="gr13" draw:text-style-name="P3" draw:layer="layout" svg:x1="10.359cm" svg:y1="12.5cm" svg:x2="12.559cm" svg:y2="13.1cm">
          <text:p/>
        </draw:line>
        <draw:ellipse draw:style-name="gr12" draw:text-style-name="P2" draw:layer="layout" svg:width="0.779cm" svg:height="0.821cm" svg:x="9.641cm" svg:y="9.74cm">
          <text:p text:style-name="P1"><text:span text:style-name="T1">K'</text:span></text:p>
        </draw:ellipse>
        <draw:line draw:style-name="gr13" draw:text-style-name="P3" draw:layer="layout" svg:x1="10.031cm" svg:y1="10.561cm" svg:x2="10.031cm" svg:y2="11.754cm">
          <text:p/>
        </draw:line>
        <draw:ellipse draw:style-name="gr12" draw:text-style-name="P2" draw:layer="layout" svg:width="0.779cm" svg:height="0.821cm" svg:x="8.139cm" svg:y="8cm">
          <text:p text:style-name="P1"><text:span text:style-name="T1">U</text:span></text:p>
        </draw:ellipse>
        <draw:line draw:style-name="gr13" draw:text-style-name="P3" draw:layer="layout" svg:x1="8.759cm" svg:y1="8.7cm" svg:x2="9.738cm" svg:y2="9.92cm">
          <text:p/>
        </draw:line>
        <draw:ellipse draw:style-name="gr12" draw:text-style-name="P2" draw:layer="layout" svg:width="0.779cm" svg:height="0.821cm" svg:x="8.119cm" svg:y="9.98cm">
          <text:p text:style-name="P1"><text:span text:style-name="T1">J</text:span></text:p>
        </draw:ellipse>
        <draw:line draw:style-name="gr13" draw:text-style-name="P3" draw:layer="layout" svg:x1="8.609cm" svg:y1="10.801cm" svg:x2="9.759cm" svg:y2="12cm">
          <text:p/>
        </draw:line>
        <draw:ellipse draw:style-name="gr12" draw:text-style-name="P2" draw:layer="layout" svg:width="0.779cm" svg:height="0.821cm" svg:x="6.619cm" svg:y="8.18cm">
          <text:p text:style-name="P1"><text:span text:style-name="T1">M</text:span></text:p>
        </draw:ellipse>
        <draw:line draw:style-name="gr13" draw:text-style-name="P3" draw:layer="layout" svg:x1="7.109cm" svg:y1="9.001cm" svg:x2="8.159cm" svg:y2="10.2cm">
          <text:p/>
        </draw:line>
        <draw:ellipse draw:style-name="gr12" draw:text-style-name="P2" draw:layer="layout" svg:width="0.779cm" svg:height="0.821cm" svg:x="6.559cm" svg:y="6.2cm">
          <text:p text:style-name="P1"><text:span text:style-name="T1">N</text:span></text:p>
        </draw:ellipse>
        <draw:line draw:style-name="gr13" draw:text-style-name="P3" draw:layer="layout" svg:x1="6.949cm" svg:y1="7.021cm" svg:x2="6.949cm" svg:y2="8.214cm">
          <text:p/>
        </draw:line>
        <draw:ellipse draw:style-name="gr12" draw:text-style-name="P2" draw:layer="layout" svg:width="0.778cm" svg:height="0.82cm" svg:x="20.38cm" svg:y="8.834cm">
          <text:p text:style-name="P1"><text:span text:style-name="T1">E''</text:span></text:p>
        </draw:ellipse>
        <draw:line draw:style-name="gr16" draw:text-style-name="P3" draw:layer="layout" svg:x1="20.359cm" svg:y1="9.5cm" svg:x2="18.559cm" svg:y2="10.4cm">
          <text:p/>
        </draw:line>
        <draw:ellipse draw:style-name="gr12" draw:text-style-name="P2" draw:layer="layout" svg:width="0.778cm" svg:height="0.82cm" svg:x="20.38cm" svg:y="6.821cm">
          <text:p text:style-name="P1"><text:span text:style-name="T1">F'''</text:span></text:p>
        </draw:ellipse>
        <draw:line draw:style-name="gr13" draw:text-style-name="P3" draw:layer="layout" svg:x1="20.769cm" svg:y1="7.641cm" svg:x2="20.769cm" svg:y2="8.834cm">
          <text:p/>
        </draw:line>
        <draw:ellipse draw:style-name="gr12" draw:text-style-name="P2" draw:layer="layout" svg:width="0.778cm" svg:height="0.82cm" svg:x="18.859cm" svg:y="11.58cm">
          <text:p text:style-name="P1"><text:span text:style-name="T1">E'</text:span></text:p>
        </draw:ellipse>
        <draw:line draw:style-name="gr16" draw:text-style-name="P3" draw:layer="layout" svg:x1="18.859cm" svg:y1="12.2cm" svg:x2="17.159cm" svg:y2="13.3cm">
          <text:p/>
        </draw:line>
        <draw:ellipse draw:style-name="gr12" draw:text-style-name="P2" draw:layer="layout" svg:width="0.778cm" svg:height="0.82cm" svg:x="21.359cm" svg:y="9.98cm">
          <text:p text:style-name="P1"><text:span text:style-name="T1">FK</text:span></text:p>
        </draw:ellipse>
        <draw:line draw:style-name="gr16" draw:text-style-name="P3" draw:layer="layout" svg:x1="21.459cm" svg:y1="10.7cm" svg:x2="19.581cm" svg:y2="11.8cm">
          <text:p/>
        </draw:line>
        <draw:ellipse draw:style-name="gr12" draw:text-style-name="P2" draw:layer="layout" svg:width="0.778cm" svg:height="0.82cm" svg:x="21.459cm" svg:y="8cm">
          <text:p text:style-name="P1"><text:span text:style-name="T1">F'''</text:span></text:p>
        </draw:ellipse>
        <draw:line draw:style-name="gr13" draw:text-style-name="P3" draw:layer="layout" svg:x1="21.848cm" svg:y1="8.82cm" svg:x2="21.848cm" svg:y2="10.013cm">
          <text:p/>
        </draw:line>
        <draw:ellipse draw:style-name="gr12" draw:text-style-name="P2" draw:layer="layout" svg:width="0.779cm" svg:height="0.821cm" svg:x="6.56cm" svg:y="4.18cm">
          <text:p text:style-name="P1"><text:span text:style-name="T1">O''</text:span></text:p>
        </draw:ellipse>
        <draw:line draw:style-name="gr13" draw:text-style-name="P3" draw:layer="layout" svg:x1="6.95cm" svg:y1="5.001cm" svg:x2="6.95cm" svg:y2="6.194cm">
          <text:p/>
        </draw:line>
        <draw:ellipse draw:style-name="gr12" draw:text-style-name="P2" draw:layer="layout" svg:width="0.779cm" svg:height="0.821cm" svg:x="5.099cm" svg:y="6.46cm">
          <text:p text:style-name="P1"><text:span text:style-name="T1">N'</text:span></text:p>
        </draw:ellipse>
        <draw:line draw:style-name="gr13" draw:text-style-name="P3" draw:layer="layout" svg:x1="5.589cm" svg:y1="7.281cm" svg:x2="6.698cm" svg:y2="8.38cm">
          <text:p/>
        </draw:line>
        <draw:ellipse draw:style-name="gr12" draw:text-style-name="P2" draw:layer="layout" svg:width="0.82cm" svg:height="0.821cm" svg:x="5.039cm" svg:y="4.48cm">
          <text:p text:style-name="P1"><text:span text:style-name="T1">HY</text:span></text:p>
        </draw:ellipse>
        <draw:line draw:style-name="gr13" draw:text-style-name="P3" draw:layer="layout" svg:x1="5.429cm" svg:y1="5.301cm" svg:x2="5.429cm" svg:y2="6.494cm">
          <text:p/>
        </draw:line>
        <draw:ellipse draw:style-name="gr12" draw:text-style-name="P2" draw:layer="layout" svg:width="0.779cm" svg:height="0.821cm" svg:x="5.04cm" svg:y="2.46cm">
          <text:p text:style-name="P1"><text:span text:style-name="T1">GI</text:span></text:p>
        </draw:ellipse>
        <draw:line draw:style-name="gr13" draw:text-style-name="P3" draw:layer="layout" svg:x1="5.43cm" svg:y1="3.281cm" svg:x2="5.43cm" svg:y2="4.474cm">
          <text:p/>
        </draw:line>
        <draw:line draw:style-name="gr13" draw:text-style-name="P3" draw:layer="layout" svg:x1="6.949cm" svg:y1="7.001cm" svg:x2="8.259cm" svg:y2="8.2cm">
          <text:p/>
        </draw:line>
        <draw:ellipse draw:style-name="gr12" draw:text-style-name="P2" draw:layer="layout" svg:width="0.779cm" svg:height="0.821cm" svg:x="23.68cm" svg:y="6.6cm">
          <text:p text:style-name="P1"><text:span text:style-name="T1">N'''</text:span></text:p>
        </draw:ellipse>
        <draw:ellipse draw:style-name="gr12" draw:text-style-name="P2" draw:layer="layout" svg:width="0.779cm" svg:height="0.821cm" svg:x="23.62cm" svg:y="4.62cm">
          <text:p text:style-name="P1"><text:span text:style-name="T1">KZ</text:span></text:p>
        </draw:ellipse>
        <draw:line draw:style-name="gr13" draw:text-style-name="P3" draw:layer="layout" svg:x1="24.01cm" svg:y1="5.441cm" svg:x2="24.01cm" svg:y2="6.634cm">
          <text:p/>
        </draw:line>
        <draw:ellipse draw:style-name="gr12" draw:text-style-name="P2" draw:layer="layout" svg:width="0.779cm" svg:height="0.821cm" svg:x="23.621cm" svg:y="2.6cm">
          <text:p text:style-name="P1"><text:span text:style-name="T1">U''</text:span></text:p>
        </draw:ellipse>
        <draw:line draw:style-name="gr13" draw:text-style-name="P3" draw:layer="layout" svg:x1="24.011cm" svg:y1="3.421cm" svg:x2="24.011cm" svg:y2="4.614cm">
          <text:p/>
        </draw:line>
        <draw:line draw:style-name="gr13" draw:text-style-name="P3" draw:layer="layout" svg:x1="23.759cm" svg:y1="7.307cm" svg:x2="22.159cm" svg:y2="8.2cm">
          <text:p/>
        </draw:line>
        <draw:ellipse draw:style-name="gr12" draw:text-style-name="P2" draw:layer="layout" svg:width="0.778cm" svg:height="0.82cm" svg:x="22.781cm" svg:y="8.88cm">
          <text:p text:style-name="P1"><text:span text:style-name="T1">GK</text:span></text:p>
        </draw:ellipse>
        <draw:ellipse draw:style-name="gr12" draw:text-style-name="P2" draw:layer="layout" svg:width="0.778cm" svg:height="0.82cm" svg:x="22.559cm" svg:y="6cm">
          <text:p text:style-name="P1"><text:span text:style-name="T1">PO</text:span></text:p>
        </draw:ellipse>
        <draw:line draw:style-name="gr16" draw:text-style-name="P3" draw:layer="layout" svg:x1="22.859cm" svg:y1="9.5cm" svg:x2="22.159cm" svg:y2="10.2cm">
          <text:p/>
        </draw:line>
        <draw:line draw:style-name="gr13" draw:text-style-name="P3" draw:layer="layout" svg:x1="23.059cm" svg:y1="6.807cm" svg:x2="23.159cm" svg:y2="8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859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 m</meta:initial-creator>
    <meta:creation-date>2020-05-02T11:34:17</meta:creation-date>
    <dc:date>2020-08-02T22:47:59</dc:date>
    <meta:editing-duration>P1DT16H7M36S</meta:editing-duration>
    <meta:editing-cycles>17</meta:editing-cycles>
    <meta:generator>OpenOffice/4.1.7$Unix OpenOffice.org_project/417m1$Build-9800</meta:generator>
    <meta:document-statistic meta:object-count="111"/>
  </office:meta>
</office:document-meta>
</file>